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1.25cm" fo:min-width="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25cm" fo:min-width="2cm"/>
    </style:style>
    <style:style style:name="gr7" style:family="graphic" style:parent-style-name="standard">
      <style:graphic-properties draw:fill-color="#66ffff" draw:textarea-horizontal-align="justify" draw:textarea-vertical-align="middle" draw:auto-grow-height="false" fo:min-height="1.25cm" fo:min-width="2cm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 fo:min-height="1.25cm" fo:min-width="2cm"/>
    </style:style>
    <style:style style:name="gr9" style:family="graphic" style:parent-style-name="standard">
      <style:graphic-properties draw:fill-color="#66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1.778cm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2pt" style:font-size-complex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1pt" style:font-size-asian="12pt" style:font-size-complex="12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" fo:font-size="11pt" style:letter-kerning="true" style:font-name-asian="WenQuanYi Micro Hei" style:font-size-asian="12pt" style:font-name-complex="Lohit Hindi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39cm" svg:height="1.266cm" svg:x="6.715cm" svg:y="1.385cm">
          <draw:text-box>
            <text:p text:style-name="P1">Horari Paulino Posada</text:p>
          </draw:text-box>
        </draw:frame>
        <draw:custom-shape draw:style-name="gr2" draw:text-style-name="P3" draw:layer="layout" svg:width="2.5cm" svg:height="1.5cm" svg:x="1.193cm" svg:y="4.428cm">
          <text:p text:style-name="P2"><text:span text:style-name="T1">08:00</text:span></text:p>
          <text:p text:style-name="P2"><text:span text:style-name="T1"/></text:p>
          <text:p text:style-name="P2"><text:span text:style-name="T1">08:5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6.128cm">
          <text:p text:style-name="P2"><text:span text:style-name="T1">08:55</text:span></text:p>
          <text:p text:style-name="P2"><text:span text:style-name="T1"/></text:p>
          <text:p text:style-name="P2"><text:span text:style-name="T1">09: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7.828cm">
          <text:p text:style-name="P2"><text:span text:style-name="T1">09:50</text:span></text:p>
          <text:p text:style-name="P2"><text:span text:style-name="T1"/></text:p>
          <text:p text:style-name="P2"><text:span text:style-name="T1">10:4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9.528cm">
          <text:p text:style-name="P2"><text:span text:style-name="T1"/></text:p>
          <text:p text:style-name="P2"><text:span text:style-name="T1"/></text:p>
          <text:p text:style-name="P2"><text:span text:style-name="T1">11: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1.228cm">
          <text:p text:style-name="P2"><text:span text:style-name="T1">12:05</text:span></text:p>
          <text:p text:style-name="P2"><text:span text:style-name="T1"/></text:p>
          <text:p text:style-name="P2"><text:span text:style-name="T1">12:0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2.928cm">
          <text:p text:style-name="P2"><text:span text:style-name="T1">13:00</text:span></text:p>
          <text:p text:style-name="P2"><text:span text:style-name="T1"/></text:p>
          <text:p text:style-name="P2"><text:span text:style-name="T1">13:0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3.895cm" svg:y="2.9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14.691cm" svg:y="2.9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6.623cm" svg:y="2.923cm">
          <text:p text:style-name="P2"><text:span text:style-name="T1">Dimart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9.291cm" svg:y="2.925cm">
          <text:p text:style-name="P2"><text:span text:style-name="T1">Dimecr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12.022cm" svg:y="2.922cm">
          <text:p text:style-name="P2"><text:span text:style-name="T1">Dijou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3.926cm" svg:y="2.926cm">
          <text:p text:style-name="P2"><text:span text:style-name="T1">Visita alu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3.925cm" svg:y="2.925cm">
          <text:p text:style-name="P2"><text:span text:style-name="T1">Dillun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14.722cm" svg:y="2.922cm">
          <text:p text:style-name="P2"><text:span text:style-name="T1">Divendr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67cm" svg:y="14.813cm">
          <text:p text:style-name="P2"><text:span text:style-name="T1">13:55</text:span></text:p>
          <text:p text:style-name="P2"><text:span text:style-name="T1"/></text:p>
          <text:p text:style-name="P2"><text:span text:style-name="T1">14: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4cm" svg:height="1.356cm" svg:x="1.254cm" svg:y="18.272cm"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9.329cm" svg:y="6.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9.328cm" svg:y="6.129cm">
          <text:p text:style-name="P2"><text:span text:style-name="T2">OME </text:span></text:p>
          <text:p text:style-name="P2"><text:span text:style-name="T2">Aula 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9.329cm" svg:y="10.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9.328cm" svg:y="10.429cm">
          <text:p text:style-name="P2"><text:span text:style-name="T2">OMF </text:span></text:p>
          <text:p text:style-name="P2"><text:span text:style-name="T2">Aula 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5cm" svg:height="1.5cm" svg:x="9.288cm" svg:y="15.523cm">
          <text:p text:style-name="P5"><text:span text:style-name="T2">REUN</text:span></text:p>
          <text:p text:style-name="P5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6.624cm" svg:y="15.525cm">
          <text:p text:style-name="P2"><text:span text:style-name="T2">OMF </text:span></text:p>
          <text:p text:style-name="P2"><text:span text:style-name="T2">Aula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4cm" svg:y="16.728cm">
          <text:p text:style-name="P2"><text:span text:style-name="T1">14:55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9.328cm" svg:y="4.429cm">
          <text:p text:style-name="P2"><text:span text:style-name="T2">OME </text:span></text:p>
          <text:p text:style-name="P2"><text:span text:style-name="T2">Aula 2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9.295cm" svg:y="12.175cm">
          <text:p text:style-name="P2"><text:span text:style-name="T2">OMF </text:span></text:p>
          <text:p text:style-name="P2"><text:span text:style-name="T2">Aula 1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9.295cm" svg:y="13.875cm">
          <text:p text:style-name="P2"><text:span text:style-name="T2">OMF </text:span></text:p>
          <text:p text:style-name="P2"><text:span text:style-name="T2">Aula 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12.028cm" svg:y="4.429cm">
          <text:p text:style-name="P2"><text:span text:style-name="T2">OMF </text:span></text:p>
          <text:p text:style-name="P2"><text:span text:style-name="T2">Aula 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12.027cm" svg:y="6.1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12.026cm" svg:y="6.127cm">
          <text:p text:style-name="P2"><text:span text:style-name="T2">OMF </text:span></text:p>
          <text:p text:style-name="P2"><text:span text:style-name="T2">Aula 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9.328cm" svg:y="7.8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cm" svg:height="1.5cm" svg:x="9.327cm" svg:y="7.828cm">
          <text:p text:style-name="P2"><text:span text:style-name="T2">Atenció </text:span></text:p>
          <text:p text:style-name="P2"><text:span text:style-name="T2">famíli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12.03cm" svg:y="7.8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12.029cm" svg:y="7.83cm">
          <text:p text:style-name="P2"><text:span text:style-name="T2">OME </text:span></text:p>
          <text:p text:style-name="P2"><text:span text:style-name="T2">Aula 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12.031cm" svg:y="10.4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12.03cm" svg:y="10.431cm">
          <text:p text:style-name="P2"><text:span text:style-name="T2">OME </text:span></text:p>
          <text:p text:style-name="P2"><text:span text:style-name="T2">Aula 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14.728cm" svg:y="4.43cm">
          <text:p text:style-name="P2"><text:span text:style-name="T2">OMF </text:span></text:p>
          <text:p text:style-name="P2"><text:span text:style-name="T2">Aula 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14.727cm" svg:y="6.1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14.726cm" svg:y="6.128cm">
          <text:p text:style-name="P2"><text:span text:style-name="T2">OME </text:span></text:p>
          <text:p text:style-name="P2"><text:span text:style-name="T2">Aula 2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1.176cm" svg:height="2.028cm" svg:x="2.075cm" svg:y="18.491cm">
          <draw:text-box>
            <text:p text:style-name="P7"><text:span text:style-name="T3">OME instal·lacions elèctriques, primer de GS</text:span></text:p>
            <text:p text:style-name="P7"><text:span text:style-name="T3"/></text:p>
            <text:p text:style-name="P7"><text:span text:style-name="T3">OMF instal·lacions frigorífiques, segon de G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2T08:00:05</meta:creation-date>
    <dc:date>2024-09-20T07:02:20.751180220</dc:date>
    <meta:editing-duration>PT1H33M4S</meta:editing-duration>
    <meta:editing-cycles>40</meta:editing-cycles>
    <meta:generator>LibreOffice/4.2.8.2$Linux_x86 LibreOffice_project/420m0$Build-2</meta:generator>
    <meta:document-statistic meta:object-count="40"/>
  </office:meta>
</office:document-meta>
</file>